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lect pr.professor_id, pr.last_name, pr.first_name, pr.patronymic, e.wage_rate from professors pr</text:p>
      <text:p text:style-name="Standard">join employments e on pr.professor_id = e.professor_id</text:p>
      <text:p text:style-name="Standard">order by e.wage_rate desc;</text:p>
      <text:p text:style-name="Standard"/>
      <text:p text:style-name="Standard">select s.students_group_number, s.student_id, s.last_name, s.first_name, s.patronymic, </text:p>
      <text:p text:style-name="Standard"><text:tab/>avg(fc.mark) as average_mark</text:p>
      <text:p text:style-name="Standard">from students s</text:p>
      <text:p text:style-name="Standard">join field_comprehensions fc ON fc.student_id = s.student_id</text:p>
      <text:p text:style-name="Standard">where left(s.students_group_number, 3) = 'ИВТ'</text:p>
      <text:p text:style-name="Standard">group by s.birthday, s.student_id, s.first_name, s.last_name;</text:p>
      <text:p text:style-name="Standard"/>
      <text:p text:style-name="Standard"><text:s/>--update students</text:p>
      <text:p text:style-name="Standard"><text:s/>--set patronymic = 'Отсутствует'</text:p>
      <text:p text:style-name="Standard"><text:s/>--where patronymic = 'null';</text:p>
      <text:p text:style-name="Standard"><text:s/></text:p>
      <text:p text:style-name="Standard"><text:s/>SELECT * FROM students</text:p>
      <text:p text:style-name="Standard"><text:s/>where patronymic = 'Отсутствует'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2:46:22.306227836</meta:creation-date>
    <dc:date>2024-02-23T13:04:09.250063487</dc:date>
    <meta:editing-duration>PT17M4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71" meta:character-count="614" meta:non-whitespace-character-count="552"/>
  </office:meta>
</office:document-meta>
</file>